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"/>
    <style:font-face style:name="Andale Sans UI1" svg:font-family="'Andale Sans UI', 'Arial Unicode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2.1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2.44cm"/>
    </style:style>
    <style:style style:name="pr5" style:family="presentation" style:parent-style-name="Default-outline1">
      <style:graphic-properties fo:min-height="15.231cm"/>
    </style:style>
    <style:style style:name="pr6" style:family="presentation" style:parent-style-name="Default-outline1">
      <style:graphic-properties fo:min-height="13.586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sson 3: Testing Automation</text:p>
          </draw:text-box>
        </draw:frame>
        <draw:frame presentation:style-name="pr2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Questions regarding lesson 2?</text:p>
                <text:p>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Lesson 3: Continuous Integration 2</text:p>
          </draw:text-box>
        </draw:frame>
        <draw:frame presentation:style-name="pr2" draw:layer="layout" svg:width="25.199cm" svg:height="13.895cm" svg:x="1.4cm" svg:y="4.914cm" presentation:class="outline" presentation:user-transformed="true">
          <draw:text-box>
            <text:list text:style-name="L2">
              <text:list-item>
                <text:p>Review exercise 2: One volunteer to show the solution.</text:p>
              </text:list-item>
              <text:list-item>
                <text:p>Briefly discuss BoxView and TableView</text:p>
              </text:list-item>
              <text:list-item>
                <text:p>Show how to create an API Key and how to bind it into the TripLog application.</text:p>
              </text:list-item>
              <text:list-item>
                <text:p>Show how to integrate a signing step in the pipeline</text:p>
              </text:list-item>
              <text:list-item>
                <text:p>Show possible solution for exercise 2 (TripLog)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sson 3: Introduction to MVVM</text:p>
          </draw:text-box>
        </draw:frame>
        <draw:frame presentation:style-name="pr4" draw:layer="layout" svg:width="25.199cm" svg:height="12.44cm" svg:x="1.4cm" svg:y="4.914cm" presentation:class="outline" presentation:user-transformed="true">
          <draw:text-box>
            <text:list text:style-name="L2">
              <text:list-item>
                <text:p>Why MVVM?</text:p>
              </text:list-item>
              <text:list-item>
                <text:p>Elements:</text:p>
                <text:list>
                  <text:list-item>
                    <text:p>(Generally) one additional class (the ViewModel) for each ContentPage</text:p>
                  </text:list-item>
                  <text:list-item>
                    <text:p>Instance of this class to be assigned to the BindingContext property of the View</text:p>
                  </text:list-item>
                  <text:list-item>
                    <text:p>All dependencies to be injected in the ViewModel</text:p>
                  </text:list-item>
                  <text:list-item>
                    <text:p>View and ViewModel communicate through Binding (Commands and Dependency propertie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sson 3: Introduction to MVVM</text:p>
          </draw:text-box>
        </draw:frame>
        <draw:frame presentation:style-name="pr2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Binding:</text:p>
                <text:list>
                  <text:list-item>
                    <text:p>Simple property</text:p>
                  </text:list-item>
                  <text:list-item>
                    <text:p>Observable collection</text:p>
                  </text:list-item>
                  <text:list-item>
                    <text:p>Simple command</text:p>
                  </text:list-item>
                  <text:list-item>
                    <text:p>Parameterized command</text:p>
                  </text:list-item>
                </text:list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sson 3: Introduction to MVVM</text:p>
          </draw:text-box>
        </draw:frame>
        <draw:frame presentation:style-name="pr5" draw:layer="layout" svg:width="25.199cm" svg:height="15.231cm" svg:x="1.4cm" svg:y="4.914cm" presentation:class="outline" presentation:user-transformed="true">
          <draw:text-box>
            <text:list text:style-name="L2">
              <text:list-item>
                <text:p>Documentation:</text:p>
                <text:list>
                  <text:list-item>
                    <text:p>https://docs.microsoft.com/en-us/xamarin/xamarin-forms/enterprise-application-patterns/mvvm</text:p>
                  </text:list-item>
                </text:list>
              </text:list-item>
              <text:list-item>
                <text:p>Example: Demo</text:p>
              </text:list-item>
              <text:list-item>
                <text:p>Exercise 1: Refactor the calculator so as to use MVVM.</text:p>
              </text:list-item>
              <text:list-item>
                <text:p>Exercise 2: Refactor TripLog so as to use MVVM.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sson 4: Preparation</text:p>
          </draw:text-box>
        </draw:frame>
        <draw:frame presentation:style-name="pr6" draw:layer="layout" svg:width="25.199cm" svg:height="17.337cm" svg:x="1.5cm" svg:y="4cm" presentation:class="outline" presentation:user-transformed="true">
          <draw:text-box>
            <text:list text:style-name="L2">
              <text:list-item>
                <text:p>Calculator completed with:</text:p>
                <text:list>
                  <text:list-item>
                    <text:p>No code behind</text:p>
                  </text:list-item>
                  <text:list-item>
                    <text:p>Feature-complete</text:p>
                  </text:list-item>
                  <text:list-item>
                    <text:p>Fully tested</text:p>
                  </text:list-item>
                  <text:list-item>
                    <text:p>Build with testing, signing and deployment green</text:p>
                  </text:list-item>
                </text:list>
              </text:list-item>
              <text:list-item>
                <text:p>TripLog with:</text:p>
                <text:list>
                  <text:list-item>
                    <text:p>As little code behind as possible</text:p>
                  </text:list-item>
                  <text:list-item>
                    <text:p>Build with testing, signing and deployment green</text:p>
                  </text:list-item>
                </text:list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" svg:font-family="Tahoma"/>
    <style:font-face style:name="Andale Sans UI1" svg:font-family="'Andale Sans UI', 'Arial Unicode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ndale Sans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1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Times New Roman" fo:font-family="'Times New Roman'" style:font-family-generic="roman" style:font-pitch="variable" fo:language="zxx" fo:country="none" style:letter-kerning="true" style:font-name-asian="Andale Sans UI1" style:font-family-asian="'Andale Sans UI', 'Arial Unicode MS'" style:font-pitch-asian="variable" style:language-asian="zxx" style:country-asian="none" style:font-name-complex="Times New Roman" style:font-family-complex="'Times New Roman'" style:font-family-generic-complex="roman" style:font-pitch-complex="variable" style:font-size-complex="12pt" style:language-complex="zxx" style:country-complex="none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" style:family="graphic">
      <style:paragraph-properties style:text-autospace="none"/>
      <style:text-properties fo:language="zxx" fo:country="none" style:font-name-asian="Tahoma" style:font-family-asian="Tahoma" style:language-asian="zxx" style:country-asian="none"/>
    </style:style>
    <style:style style:name="Caption" style:family="graphic">
      <style:paragraph-properties fo:margin-top="0.374cm" fo:margin-bottom="0.374cm" style:text-autospace="none"/>
      <style:text-properties fo:language="zxx" fo:country="none" fo:font-style="italic" style:font-name-asian="Tahoma" style:font-family-asian="Tahoma" style:font-size-asian="12pt" style:language-asian="zxx" style:country-asian="none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fo:language="zxx" fo:country="none" style:font-name-asian="Tahoma" style:font-family-asian="Tahoma" style:language-asian="zxx" style:country-asian="none"/>
    </style:style>
    <style:style style:name="Text_20_Body" style:display-name="Text Body" style:family="graphic">
      <style:paragraph-properties fo:margin-top="0cm" fo:margin-bottom="0.374cm" style:text-autospace="none"/>
      <style:text-properties fo:language="zxx" fo:country="none" style:language-asian="zxx" style:country-asian="none" style:language-complex="zxx" style:country-complex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1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1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1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1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6H37M19S</meta:editing-duration>
    <meta:editing-cycles>39</meta:editing-cycles>
    <meta:generator>LibreOffice/5.4.3.2$Windows_X86_64 LibreOffice_project/92a7159f7e4af62137622921e809f8546db437e5</meta:generator>
    <dc:date>2019-11-24T07:31:32.209000000</dc:date>
    <meta:document-statistic meta:object-count="45"/>
  </office:meta>
</office:document-meta>
</file>